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sans-serif" svg:font-family="sans-serif"/>
    <style:font-face style:name="Sans serif" svg:font-family="'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P1" style:family="paragraph" style:parent-style-name="Standard">
      <style:text-properties style:font-name="sans-serif" fo:font-size="10pt"/>
    </style:style>
    <style:style style:name="P2" style:family="paragraph" style:parent-style-name="Standard">
      <style:paragraph-properties fo:text-align="end" style:justify-single-word="false"/>
      <style:text-properties fo:color="#000000" style:font-name="sans-serif" fo:font-size="10pt"/>
    </style:style>
    <style:style style:name="P3" style:family="paragraph" style:parent-style-name="Text_20_body">
      <style:paragraph-properties fo:text-align="end" style:justify-single-word="false"/>
      <style:text-properties fo:color="#000000" style:font-name="Calibri" fo:font-size="11pt"/>
    </style:style>
    <style:style style:name="P4" style:family="paragraph" style:parent-style-name="Text_20_body">
      <style:paragraph-properties fo:text-align="end" style:justify-single-word="false"/>
      <style:text-properties fo:color="#000000" style:font-name="Calibri" fo:font-size="11pt" fo:language="en" fo:country="US"/>
    </style:style>
    <style:style style:name="P5" style:family="paragraph" style:parent-style-name="Table_20_Contents">
      <style:paragraph-properties fo:text-align="end" style:justify-single-word="false"/>
    </style:style>
    <style:style style:name="P6" style:family="paragraph" style:parent-style-name="Standard">
      <style:text-properties style:font-name="Sans serif" fo:font-size="10pt" style:font-size-asian="10pt" style:font-size-complex="10pt"/>
    </style:style>
    <style:style style:name="P7" style:family="paragraph" style:parent-style-name="Standard">
      <style:text-properties style:font-name="sans-serif" fo:font-size="10pt"/>
    </style:style>
    <style:style style:name="P8" style:family="paragraph" style:parent-style-name="Standard">
      <style:paragraph-properties fo:text-align="justify" style:justify-single-word="false"/>
      <style:text-properties style:font-name="sans-serif" fo:font-size="10pt"/>
    </style:style>
    <style:style style:name="P9" style:family="paragraph" style:parent-style-name="Standard">
      <style:paragraph-properties fo:text-align="end" style:justify-single-word="false"/>
      <style:text-properties fo:color="#000000" style:font-name="Sans serif"/>
    </style:style>
    <style:style style:name="T1" style:family="text">
      <style:text-properties style:font-name="sans-serif" fo:font-size="10pt"/>
    </style:style>
    <style:style style:name="T2" style:family="text">
      <style:text-properties style:font-name="Sans serif"/>
    </style:style>
    <style:style style:name="T3" style:family="text">
      <style:text-properties style:font-name="Sans serif" fo:font-size="10pt" style:font-size-asian="10pt" style:font-size-complex="10pt"/>
    </style:style>
    <style:style style:name="T4"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Standard"><text:span text:style-name="T1">Evangelos Siminos</text:span> <text:line-break/><text:span text:style-name="T3">Max Planck Institute for the Physics of Complex Systems</text:span></text:p>
            <text:p text:style-name="P6">Nöthnitzer Str. 38</text:p>
            <text:p text:style-name="P6">D-01187 Dresden</text:p>
            <text:p text:style-name="P6">Germany</text:p>
            <text:p text:style-name="P6"/>
            <text:p text:style-name="P6">Phone: +49 351 871 2412</text:p>
            <text:p text:style-name="P6">Fax: +49 351 871 1999</text:p>
            <text:p text:style-name="P6">email: siminos@gatech.edu</text:p>
          </table:table-cell>
          <table:table-cell office:value-type="string">
            <text:p text:style-name="P2"/>
            <text:p text:style-name="P9"><text:span text:style-name="T4">Prof. Dr. Markus Oberthaler <text:line-break/>Kirchhoff Institut für Physik <text:line-break/>INF 227 <text:line-break/>69120 Heidelberg</text:span> </text:p>
          </table:table-cell>
        </table:table-row>
      </table:table>
      <text:p text:style-name="P1"/>
      <text:p text:style-name="P1"/>
      <table:table table:name="Table2" table:style-name="Table2">
        <table:table-column table:style-name="Table2.A"/>
        <table:table-column table:style-name="Table2.B"/>
        <table:table-row>
          <table:table-cell office:value-type="string">
            <text:p text:style-name="Table_20_Contents"/>
          </table:table-cell>
          <table:table-cell office:value-type="string">
            <text:p text:style-name="P5">15.10.2012</text:p>
          </table:table-cell>
        </table:table-row>
      </table:table>
      <text:p text:style-name="P1"/>
      <text:p text:style-name="P1"/>
      <text:p text:style-name="P1"/>
      <text:p text:style-name="P1">Dear Prof. Dr. <text:s/>Oberthaler,</text:p>
      <text:p text:style-name="P1"/>
      <text:p text:style-name="P8">I am writing to apply for a Junior Research Leader position in the context of Heidelberg Graduate School of Fundamental Physics (advertised in brightrecruits.com). I am a theorist, working in the area of Complex Classical Systems, currently employed as a postdoctoral fellow at the Max Planck Institute for the Physics of Complex Systems in Dresden. My research is focused on applications of tools of dynamical systems theory in physics, with recent emphasis on complexity in light-matter interactions. </text:p>
      <text:p text:style-name="P8"/>
      <text:p text:style-name="P8">I've received my PhD from the Georgia Institute of Technology in Atlanta, USA, in 2009, were my research focused on the dynamical systems approach to turbulence. In particular, I've studied the interplay of symmetries and dynamics in spatially extended systems, exploring ways to understand dynamics in infinite-dimensional phase spaces which admit continuous symmetries. As a postdoctoral researcher, first in Commissariat a l' Energie Atomique in Paris region, France and now in Dresden, I've looked for opportunities to apply such ideas to systems of direct relevance to physics. This has led me towards the field of Extreme Intensity Laser-Matter Interactions. I am particularly interested in the study of many-body systems driven out of equilibrium under the action of the latest generation of extreme intensity laser fields available in laboratories worldwide. A special emphasis is placed on the emergence of coherent structures (e.g. solitons, nonlinear waves), their understanding from a dynamical systems perspective and their exploitation for applications such as the generation of beams of accelerated particles. </text:p>
      <text:p text:style-name="P8"/>
      <text:p text:style-name="P8">I believe that my interests will fit within the existing research in Complex Classical Systems in the University of Heidelberg but also complement the present expertise and widen the range of subjects available to PhD students interested in complexity.</text:p>
      <text:p text:style-name="P8"/>
      <text:p text:style-name="P8">As part of my application, I attach my CV (including the names and addresses of three persons who can provide a reference letter), list of publications, translated copy of undergraduate degree, copy of MSc and PhD degree and a copy of this cover letter. Please let me know of any information that might still be required.</text:p>
      <text:p text:style-name="P8"/>
      <text:p text:style-name="P1">Sincerely,</text:p>
      <text:p text:style-name="P1"/>
      <text:p text:style-name="P1"/>
      <text:p text:style-name="P1"/>
      <text:p text:style-name="P1">Evangelos Simino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sans-serif" svg:font-family="sans-serif"/>
    <style:font-face style:name="Sans serif" svg:font-family="'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2:38:10</meta:creation-date>
    <dc:date>2012-10-15T20:30:48</dc:date>
    <meta:editing-duration>PT25M59S</meta:editing-duration>
    <meta:editing-cycles>6</meta:editing-cycles>
    <meta:generator>LibreOffice/3.5$Linux_X86_64 LibreOffice_project/350m1$Build-403</meta:generator>
    <meta:document-statistic meta:table-count="2" meta:image-count="0" meta:object-count="0" meta:page-count="1" meta:paragraph-count="16" meta:word-count="386" meta:character-count="2534" meta:non-whitespace-character-count="2156"/>
  </office:meta>
</office:document-meta>
</file>